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082" officeooo:paragraph-rsid="00177082"/>
    </style:style>
    <style:style style:name="P2" style:family="paragraph" style:parent-style-name="Standard">
      <style:text-properties fo:font-weight="bold" officeooo:rsid="00177082" officeooo:paragraph-rsid="00177082" style:font-weight-asian="bold" style:font-weight-complex="bold"/>
    </style:style>
    <style:style style:name="P3" style:family="paragraph" style:parent-style-name="Standard">
      <style:text-properties fo:font-weight="normal" officeooo:rsid="00177082" officeooo:paragraph-rsid="00177082" style:font-weight-asian="normal" style:font-weight-complex="normal"/>
    </style:style>
    <style:style style:name="P4" style:family="paragraph" style:parent-style-name="Standard">
      <style:text-properties fo:font-weight="normal" officeooo:rsid="001935c8" officeooo:paragraph-rsid="001935c8" style:font-weight-asian="normal" style:font-weight-complex="normal"/>
    </style:style>
    <style:style style:name="P5" style:family="paragraph" style:parent-style-name="Standard">
      <style:text-properties fo:font-weight="normal" officeooo:rsid="001c0470" officeooo:paragraph-rsid="001c0470" style:font-weight-asian="normal" style:font-weight-complex="normal"/>
    </style:style>
    <style:style style:name="P6" style:family="paragraph" style:parent-style-name="Standard" style:list-style-name="L1">
      <style:text-properties officeooo:paragraph-rsid="00177082"/>
    </style:style>
    <style:style style:name="P7" style:family="paragraph" style:parent-style-name="Standard" style:list-style-name="L1">
      <style:text-properties fo:font-weight="normal" officeooo:rsid="00177082" officeooo:paragraph-rsid="00177082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c0470" officeooo:paragraph-rsid="001c0470" style:font-weight-asian="normal" style:font-weight-complex="normal"/>
    </style:style>
    <style:style style:name="P9" style:family="paragraph" style:parent-style-name="Standard">
      <style:text-properties fo:font-weight="normal" officeooo:rsid="001e0e04" officeooo:paragraph-rsid="001e0e04" style:font-weight-asian="normal" style:font-weight-complex="normal"/>
    </style:style>
    <style:style style:name="P10" style:family="paragraph" style:parent-style-name="Standard">
      <style:text-properties officeooo:rsid="001c0470" officeooo:paragraph-rsid="001c047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7082" style:font-weight-asian="normal" style:font-weight-complex="normal"/>
    </style:style>
    <style:style style:name="T3" style:family="text">
      <style:text-properties fo:font-weight="normal" officeooo:rsid="001ddb3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lección/Deselección de aficiones</text:p>
      <text:p text:style-name="P1"/>
      <text:p text:style-name="P3">Pasar de un select a otro y viceversa</text:p>
      <text:p text:style-name="P3">Se entrega un archivo html con la estructura a emplear que consta de 2 objetos select de selección multiple y un conjunto de botones en el medio:</text:p>
      <text:list xml:id="list1791168311" text:style-name="L1">
        <text:list-item>
          <text:p text:style-name="P7">el botón &gt; debe permitir pasar las aficiones seleccionadas en el select de la izquierda al select de la derecha</text:p>
        </text:list-item>
        <text:list-item>
          <text:p text:style-name="P7">el botón » pasa todas las aficiones que quedan en la izquierda a la derecha</text:p>
        </text:list-item>
        <text:list-item>
          <text:p text:style-name="P6"><text:span text:style-name="T2">los botones &lt; y « deben hacer lo </text:span><text:span text:style-name="T3">mismo pero en sentido inverso</text:span></text:p>
        </text:list-item>
      </text:list>
      <text:p text:style-name="P3"/>
      <text:p text:style-name="P4">También se entreja un js que contiene un array con las aficiones con las que habrá que rellenar el select de la izquierda en el momento de cargarse el documento.</text:p>
      <text:p text:style-name="P4"/>
      <text:p text:style-name="P4"/>
      <text:p text:style-name="P5">Para hacerlo:</text:p>
      <text:list xml:id="list5852231" text:style-name="L2">
        <text:list-item>
          <text:p text:style-name="P8">Controlar la carga del documento</text:p>
        </text:list-item>
        <text:list-item>
          <text:p text:style-name="P8">Cuando esté cargado rellenar el select de la izquierda con el contenido del array y programar los eventos de cada uno de los botones</text:p>
        </text:list-item>
        <text:list-item>
          <text:p text:style-name="P8">Programar las funciones que controlan el evento clic en cada botón</text:p>
        </text:list-item>
      </text:list>
      <text:p text:style-name="P5"/>
      <text:p text:style-name="P10"><text:span text:style-name="T1">Si se pulsa un botón sin que haya nada seleccionado en el select correspondiente alertar al usuario.</text:span></text:p>
      <text:p text:style-name="P9"/>
      <text:p text:style-name="P9">Cuando se seleccionan un conjunto de aficiones con la ayuda de la tecla CTRL o MAYUS (ya que se permite la selección múltiple) <text:s/>estas deben trasladarse al select de destino en el mismo orden en el que estaban en el select de orig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6T09:16:36.106000000</meta:creation-date>
    <dc:date>2021-02-26T13:19:13.651000000</dc:date>
    <meta:editing-duration>PT11M41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3" meta:word-count="224" meta:character-count="1206" meta:non-whitespace-character-count="1000"/>
  </office:meta>
</office:document-meta>
</file>